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gorianCalendar.GregorianCalendar( int var0 , int var1 , int var2 , int var3 , int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int var0 , int var1 , int var2 , int var3 , int var4 , int var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roll( int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Max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GreatestMin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ActualMin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ActualMax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setGregorianChange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add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compu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comput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java . util . TimeZone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regorianCalendar( int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roll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LeastMax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isLeapYe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Gregorian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regorianCalendar.getMin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